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dddddd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dddddd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="hidden" draw:shadow-color="#dddddd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339966" draw:textarea-horizontal-align="left" draw:textarea-vertical-align="middle" draw:auto-grow-height="false" fo:padding-top="0.13cm" fo:padding-bottom="0.13cm" fo:padding-left="0.25cm" fo:padding-right="0.25cm" fo:wrap-option="no-wrap" draw:shadow="hidden" draw:shadow-color="#dddddd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dddddd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dddddd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dddddd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a3b2c1" draw:textarea-horizontal-align="left" draw:textarea-vertical-align="middle" draw:auto-grow-height="false" fo:padding-top="0.13cm" fo:padding-bottom="0.13cm" fo:padding-left="0.25cm" fo:padding-right="0.25cm" fo:wrap-option="no-wrap" draw:shadow="hidden" draw:shadow-color="#dddddd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no-wrap" draw:shadow="hidden" draw:shadow-color="#dddddd"/>
    </style:style>
    <style:style style:name="gr10" style:family="graphic" style:parent-style-name="standard">
      <style:graphic-properties draw:stroke="none" draw:fill="none" draw:fill-color="#a3b2c1" draw:textarea-horizontal-align="justify" draw:textarea-vertical-align="top" draw:auto-grow-height="true" fo:min-height="11.841cm" fo:min-width="0.277cm" fo:padding-top="0.13cm" fo:padding-bottom="0.13cm" fo:padding-left="0.25cm" fo:padding-right="0.25cm" fo:wrap-option="no-wrap" draw:shadow="hidden" draw:shadow-color="#dddddd"/>
    </style:style>
    <style:style style:name="gr11" style:family="graphic" style:parent-style-name="standard">
      <style:graphic-properties draw:stroke="solid" svg:stroke-width="0.026cm" svg:stroke-color="#ff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dddddd"/>
    </style:style>
    <style:style style:name="gr12" style:family="graphic" style:parent-style-name="standard">
      <style:graphic-properties draw:stroke="solid" svg:stroke-width="0.026cm" svg:stroke-color="#cc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dddddd"/>
    </style:style>
    <style:style style:name="gr13" style:family="graphic" style:parent-style-name="standard" style:list-style-name="L2">
      <style:graphic-properties draw:stroke="none" draw:fill="none" draw:fill-color="#a3b2c1" draw:textarea-horizontal-align="justify" draw:textarea-vertical-align="top" draw:auto-grow-height="true" fo:min-height="0.677cm" fo:min-width="0.722cm" fo:padding-top="0.13cm" fo:padding-bottom="0.13cm" fo:padding-left="0.25cm" fo:padding-right="0.25cm" fo:wrap-option="no-wrap" draw:shadow="hidden" draw:shadow-color="#dddddd"/>
    </style:style>
    <style:style style:name="gr14" style:family="graphic" style:parent-style-name="standard" style:list-style-name="L2">
      <style:graphic-properties draw:stroke="none" draw:fill="none" draw:fill-color="#ff0000" draw:textarea-horizontal-align="justify" draw:textarea-vertical-align="top" draw:auto-grow-height="true" fo:min-height="0.677cm" fo:min-width="1.979cm" fo:padding-top="0.13cm" fo:padding-bottom="0.13cm" fo:padding-left="0.25cm" fo:padding-right="0.25cm" fo:wrap-option="no-wrap" draw:shadow="hidden" draw:shadow-color="#dddddd"/>
    </style:style>
    <style:style style:name="gr15" style:family="graphic" style:parent-style-name="standard">
      <style:graphic-properties draw:stroke="none" draw:fill="none" draw:fill-color="#a3b2c1" draw:textarea-horizontal-align="justify" draw:textarea-vertical-align="top" draw:auto-grow-height="true" fo:min-height="2.029cm" fo:min-width="3.77cm" fo:padding-top="0.13cm" fo:padding-bottom="0.13cm" fo:padding-left="0.25cm" fo:padding-right="0.25cm" fo:wrap-option="no-wrap" draw:shadow="hidden" draw:shadow-color="#dddddd"/>
    </style:style>
    <style:style style:name="gr16" style:family="graphic" style:parent-style-name="standard">
      <style:graphic-properties draw:stroke="none" draw:fill="none" draw:fill-color="#a3b2c1" draw:textarea-horizontal-align="justify" draw:textarea-vertical-align="top" draw:auto-grow-height="true" fo:min-height="2.705cm" fo:min-width="7.47cm" fo:padding-top="0.13cm" fo:padding-bottom="0.13cm" fo:padding-left="0.25cm" fo:padding-right="0.25cm" fo:wrap-option="no-wrap" draw:shadow="hidden" draw:shadow-color="#dddddd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4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g>
          <draw:custom-shape draw:style-name="gr1" draw:text-style-name="P1" draw:layer="layout" svg:width="1.376cm" svg:height="1.252cm" svg:x="7.952cm" svg:y="7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951cm" svg:y1="7.899cm" svg:x2="7.952cm" svg:y2="7.899cm">
            <text:p/>
          </draw:line>
          <draw:line draw:style-name="gr2" draw:text-style-name="P2" draw:layer="layout" svg:x1="9.328cm" svg:y1="7.899cm" svg:x2="13.076cm" svg:y2="7.899cm">
            <text:p/>
          </draw:line>
          <draw:custom-shape draw:style-name="gr3" draw:text-style-name="P1" draw:layer="layout" svg:width="0.251cm" svg:height="0.247cm" svg:x="6.576cm" svg:y="7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2cm" svg:height="0.247cm" svg:x="6.073cm" svg:y="7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1cm" svg:height="0.247cm" svg:x="5.077cm" svg:y="7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1cm" svg:height="0.247cm" svg:x="5.575cm" svg:y="7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1cm" svg:height="0.247cm" svg:x="4.574cm" svg:y="7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" draw:layer="layout" svg:width="1.875cm" svg:height="0.749cm" svg:x="15.201cm" svg:y="4.5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874cm" svg:height="0.749cm" svg:x="18.95cm" svg:y="4.5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874cm" svg:height="0.749cm" svg:x="17.076cm" svg:y="4.525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draw:layer="layout" svg:width="1.874cm" svg:height="0.75cm" svg:x="15.201cm" svg:y="4.5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76cm" svg:height="1.252cm" svg:x="7.952cm" svg:y="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51cm" svg:y1="4.9cm" svg:x2="7.952cm" svg:y2="4.9cm">
          <text:p/>
        </draw:line>
        <draw:line draw:style-name="gr2" draw:text-style-name="P2" draw:layer="layout" svg:x1="9.328cm" svg:y1="4.9cm" svg:x2="13.076cm" svg:y2="4.9cm">
          <text:p/>
        </draw:line>
        <draw:custom-shape draw:style-name="gr3" draw:text-style-name="P1" draw:layer="layout" svg:width="0.251cm" svg:height="0.247cm" svg:x="6.576cm" svg:y="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2cm" svg:height="0.247cm" svg:x="7.074cm" svg:y="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2cm" svg:height="0.247cm" svg:x="6.073cm" svg:y="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1cm" svg:height="0.247cm" svg:x="5.077cm" svg:y="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1cm" svg:height="0.247cm" svg:x="5.575cm" svg:y="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1cm" svg:height="0.247cm" svg:x="4.574cm" svg:y="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1.376cm" svg:height="1.252cm" svg:x="7.952cm" svg:y="10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951cm" svg:y1="10.902cm" svg:x2="7.952cm" svg:y2="10.902cm">
            <text:p/>
          </draw:line>
          <draw:line draw:style-name="gr2" draw:text-style-name="P2" draw:layer="layout" svg:x1="9.328cm" svg:y1="10.902cm" svg:x2="13.076cm" svg:y2="10.902cm">
            <text:p/>
          </draw:line>
          <draw:custom-shape draw:style-name="gr3" draw:text-style-name="P1" draw:layer="layout" svg:width="0.251cm" svg:height="0.247cm" svg:x="11.828cm" svg:y="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2cm" svg:height="0.247cm" svg:x="12.326cm" svg:y="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2cm" svg:height="0.247cm" svg:x="6.073cm" svg:y="10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1cm" svg:height="0.247cm" svg:x="5.077cm" svg:y="10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1cm" svg:height="0.247cm" svg:x="5.575cm" svg:y="10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1cm" svg:height="0.247cm" svg:x="4.574cm" svg:y="10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875cm" svg:height="0.75cm" svg:x="15.201cm" svg:y="10.5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74cm" svg:height="0.75cm" svg:x="17.076cm" svg:y="10.5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874cm" svg:height="0.75cm" svg:x="18.95cm" svg:y="10.5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376cm" svg:height="1.252cm" svg:x="7.952cm" svg:y="13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951cm" svg:y1="13.901cm" svg:x2="7.952cm" svg:y2="13.901cm">
            <text:p/>
          </draw:line>
          <draw:line draw:style-name="gr2" draw:text-style-name="P2" draw:layer="layout" svg:x1="9.328cm" svg:y1="13.901cm" svg:x2="13.076cm" svg:y2="13.901cm">
            <text:p/>
          </draw:line>
          <draw:custom-shape draw:style-name="gr3" draw:text-style-name="P1" draw:layer="layout" svg:width="0.251cm" svg:height="0.247cm" svg:x="11.828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2cm" svg:height="0.247cm" svg:x="12.326cm" svg:y="13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2cm" svg:height="0.247cm" svg:x="11.325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1cm" svg:height="0.247cm" svg:x="5.077cm" svg:y="13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1cm" svg:height="0.247cm" svg:x="5.575cm" svg:y="13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1cm" svg:height="0.247cm" svg:x="4.574cm" svg:y="13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875cm" svg:height="0.749cm" svg:x="15.201cm" svg:y="13.53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74cm" svg:height="0.749cm" svg:x="17.076cm" svg:y="13.5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874cm" svg:height="0.749cm" svg:x="18.95cm" svg:y="13.531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draw:layer="layout" svg:width="0.252cm" svg:height="0.247cm" svg:x="12.374cm" svg:y="6.8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g>
          <draw:custom-shape draw:style-name="gr3" draw:text-style-name="P1" draw:layer="layout" svg:width="1.875cm" svg:height="0.75cm" svg:x="15.201cm" svg:y="7.5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874cm" svg:height="0.75cm" svg:x="17.076cm" svg:y="7.52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874cm" svg:height="0.75cm" svg:x="18.95cm" svg:y="7.528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0.749cm" svg:height="0.502cm" svg:x="11.577cm" svg:y="13.279cm">
          <text:p/>
          <draw:enhanced-geometry svg:viewBox="0 0 21600 21600" draw:text-areas="?f0 0 ?f2 ?f5" draw:type="down-arrow" draw:modifiers="11626 54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777cm" svg:height="12.101cm" svg:x="1.776cm" svg:y="2.576cm">
          <text:p text:style-name="P3"><text:span text:style-name="T1">t</text:span></text:p>
          <text:p text:style-name="P3"><text:span text:style-name="T1"/></text:p>
          <text:p text:style-name="P3"><text:span text:style-name="T1">0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1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2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3</text:span></text:p>
          <text:p text:style-name="P3"><text:span text:style-name="T1"/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line draw:style-name="gr11" draw:text-style-name="P2" draw:layer="layout" svg:x1="15.197cm" svg:y1="5.584cm" svg:x2="17.07cm" svg:y2="5.584cm">
          <text:p/>
        </draw:line>
        <draw:line draw:style-name="gr12" draw:text-style-name="P2" draw:layer="layout" svg:x1="15.197cm" svg:y1="11.775cm" svg:x2="20.947cm" svg:y2="11.775cm">
          <text:p/>
        </draw:line>
        <draw:custom-shape draw:style-name="gr13" draw:text-style-name="P4" draw:layer="layout" svg:width="1.222cm" svg:height="0.937cm" svg:x="15.546cm" svg:y="5.526cm">
          <text:p text:style-name="P3"><text:span text:style-name="T2">DII</text:span></text:p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.479cm" svg:height="0.937cm" svg:x="16.771cm" svg:y="11.651cm">
          <text:p text:style-name="P3"><text:span text:style-name="T2">Latency</text:span></text:p>
          <draw:enhanced-geometry svg:viewBox="0 0 21600 21600" draw:type="mso-spt202" draw:enhanced-path="M 0 0 L 21600 0 21600 21600 0 21600 0 0 Z N"/>
        </draw:custom-shape>
        <draw:g>
          <draw:custom-shape draw:style-name="gr9" draw:text-style-name="P1" draw:layer="layout" svg:width="1.001cm" svg:height="2.002cm" svg:x="19.823cm" svg:y="8.525cm">
            <text:p/>
  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  </draw:custom-shape>
          <draw:custom-shape draw:style-name="gr15" draw:text-style-name="P6" draw:layer="layout" svg:width="4.27cm" svg:height="2.289cm" svg:x="20.808cm" svg:y="8.402cm">
            <text:p text:style-name="P5"><text:span text:style-name="T3">Latency-</text:span><text:span text:style-name="T4">Event:</text:span></text:p>
            <text:p text:style-name="P5"><text:span text:style-name="T4">Output token</text:span><text:span text:style-name="T4"><text:line-break/></text:span><text:span text:style-name="T4">becomes visible.</text:span></text:p>
            <draw:enhanced-geometry svg:viewBox="0 0 21600 21600" draw:type="mso-spt202" draw:enhanced-path="M 0 0 L 21600 0 21600 21600 0 21600 0 0 Z N"/>
          </draw:custom-shape>
        </draw:g>
        <draw:custom-shape draw:style-name="gr9" draw:text-style-name="P1" draw:layer="layout" svg:width="1.001cm" svg:height="2.002cm" svg:x="16.07cm" svg:y="2.523cm">
          <text:p/>
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custom-shape draw:style-name="gr16" draw:text-style-name="P6" draw:layer="layout" svg:width="7.97cm" svg:height="2.965cm" svg:x="20.675cm" svg:y="2.576cm">
          <text:p text:style-name="P5"><text:span text:style-name="T3">DII-</text:span><text:span text:style-name="T4">Event:</text:span></text:p>
          <text:p text:style-name="P5"><text:span text:style-name="T4">Input tokens are removed</text:span></text:p>
          <text:p text:style-name="P5"><text:span text:style-name="T4">Output tokens not yet visible</text:span><text:span text:style-name="T4"><text:line-break/></text:span><text:span text:style-name="T4">New actor activation possible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0.749cm" svg:height="0.502cm" svg:x="12.076cm" svg:y="10.276cm">
          <text:p/>
          <draw:enhanced-geometry svg:viewBox="0 0 21600 21600" draw:text-areas="?f0 0 ?f2 ?f5" draw:type="down-arrow" draw:modifiers="11626 54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0T11:05:46</meta:creation-date>
    <meta:editing-duration>PT01H39M17S</meta:editing-duration>
    <meta:editing-cycles>3</meta:editing-cycles>
    <dc:date>2010-08-20T13:01:17</dc:date>
    <meta:generator>OpenOffice.org/3.0$Linux OpenOffice.org_project/300m15$Build-9379</meta:generator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